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 table:number-rows-repeated="16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.00.0000</text:date>, <text:time style:data-style-name="N2" text:time-value="13:15:43.3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5T13:33:47.604000000</dc:date>
    <meta:editing-duration>P1DT22H19M18S</meta:editing-duration>
    <meta:editing-cycles>978</meta:editing-cycles>
    <meta:document-statistic meta:table-count="2" meta:cell-count="1463" meta:object-count="0"/>
  </office:meta>
</office:document-meta>
</file>